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fo:background-color="#ffff00"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end" style:justify-single-word="false"/>
      <style:text-properties fo:font-size="14pt" style:font-size-asian="14pt" style:font-size-complex="14pt"/>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fo:background-color="#ffffff"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background-color="#ffff00"/>
    </style:style>
    <style:style style:name="T4" style:family="text">
      <style:text-properties fo:font-variant="normal" fo:text-transform="none" fo:color="#222222" style:font-name="arial" fo:font-size="12pt" fo:letter-spacing="normal" fo:font-style="normal"/>
    </style:style>
    <style:style style:name="T5" style:family="text">
      <style:text-properties fo:font-variant="normal" fo:text-transform="none" fo:color="#222222" style:font-name="Times New Roman" fo:font-size="12pt" fo:letter-spacing="normal" fo:font-style="normal"/>
    </style:style>
    <style:style style:name="T6" style:family="text">
      <style:text-properties fo:font-variant="normal" fo:text-transform="none" fo:color="#222222" style:font-name="Times New Roman"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Quiec Florian<text:tab/></text:span><text:tab/><text:tab/><text:tab/><text:tab/><text:tab/><text:tab/><text:span text:style-name="T1">Hennebont, le 22/02/2019</text:span></text:p>
      <text:p text:style-name="P1">12 rue de l'indépendance </text:p>
      <text:p text:style-name="P1">56700 Hennebont</text:p>
      <text:p text:style-name="P1">tel : 07-84-66-29-59</text:p>
      <text:p text:style-name="P1"><text:a xlink:type="simple" xlink:href="mailto:florian.quiec@laposte.net" text:style-name="Internet_20_link" text:visited-style-name="Visited_20_Internet_20_Link">florian.quiec@laposte.net</text:a></text:p>
      <text:p text:style-name="P2">Ifremer</text:p>
      <text:p text:style-name="P2">Station de Lorient</text:p>
      <text:p text:style-name="P7">Département Oceanographie et Dynamique des Ecosystemes</text:p>
      <text:p text:style-name="P8"/>
      <text:p text:style-name="P12">Candidature au poste de Technicien Analyste / Préleveur.</text:p>
      <text:p text:style-name="P6"/>
      <text:p text:style-name="P4">Madame, Monsieur</text:p>
      <text:p text:style-name="P4"/>
      <text:p text:style-name="P4"><text:tab/><text:tab/>Ayant pris connaissance de votre offre d'emploi via votre site et anticipant la fin prochaine de mon CDD je serais honoré d'embarquer avec l'Ifremer. <text:s/>L’intérêt que je porte au travail technique et scientifique seront les meilleurs garant de la qualité de mon travail. <text:s/>Travail qui a parfois été récompensé par le passé. </text:p>
      <text:p text:style-name="P4"><text:span text:style-name="T3"/></text:p>
      <text:p text:style-name="P4"><text:tab/>Cherchant a me rapprocher de ma formation initial le poste <text:s/>proposé a pour moi de réels attraits. J'ai eu l'occasion au cours de mes études de mettre en œuvre le descripteur CARLIT, permettant de calculer des statuts écologiques dans le cadre de la DCE. J'ai trouvé cette tâche intéressante par sa finalité et sa variété de missions (terrain, sig, rédaction) . Je pense être a même de transposer mes acquis aux besoins du réseau REPHY. </text:p>
      <text:p text:style-name="P4">J'ai une certaine habitude des embarquements et une bonne culture maritime de part ma formation et la pratique de la voile. J'ai souvent été amené a mettre en œuvre des expériences scientifiques, que ce soit dans le cadre scolaire, professionnel ou de loisir (spéléologie d'exploration) et saurai m'approprier rapidement et avec exactitude les nouveaux protocoles qui me seront soumis. </text:p>
      <text:p text:style-name="P4">Je dispose d'un bon esprit d'analyse technique et suis a l'aise dans l'utilisation et la maintenance des instrument de laboratoire ainsi que dans l'usage de l'informatique.</text:p>
      <text:p text:style-name="P11"/>
      <text:p text:style-name="P11">Le rôle historique et actuel de l'Ifremer <text:s/>la place au rang de St-Graal de la recherche, graal que je serai ravi de décrocher.</text:p>
      <text:p text:style-name="P5"/>
      <text:p text:style-name="P4"><text:tab/>Trés motivé par l’opportunité de travailler dans le monde de la recherche scientifique, je suis prés à m'investir pleinement au sein de l'Ifremer et du Laboratoire Environnement Ressource . La possibilité de participer aux études local et a certains travaux rédactionnels constitue pour moi un attrait supplémentaire. Je suis aussi très intéressé par l’éventualité de participer a la création ou l'entretient du matériel d’expérimentation (bonne connaissance en composite).</text:p>
      <text:p text:style-name="P4"/>
      <text:p text:style-name="P4"><text:span text:style-name="T6">Veuillez agréer, Madame, Monsieur, ma considération distinguée.</text:span></text:p>
      <text:p text:style-name="P10">Quiec Flor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1T01:02:00.80</meta:creation-date>
    <dc:date>2019-02-23T14:42:38.55</dc:date>
    <meta:editing-duration>P6DT10H52M43S</meta:editing-duration>
    <meta:editing-cycles>14</meta:editing-cycles>
    <meta:generator>OpenOffice/4.1.5$Win32 OpenOffice.org_project/415m1$Build-9789</meta:generator>
    <meta:document-statistic meta:table-count="0" meta:image-count="0" meta:object-count="0" meta:page-count="1" meta:paragraph-count="18" meta:word-count="347" meta:character-count="2274"/>
  </office:meta>
</office:document-meta>
</file>